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9pt" style:font-name-asian="Monospace" style:font-size-asian="9pt" style:font-name-complex="Monospace" style:font-size-complex="9pt"/>
    </style:style>
    <style:style style:name="T3" style:family="text">
      <style:text-properties fo:color="#00aa00" fo:font-style="italic" style:font-style-asian="italic" style:font-style-complex="italic"/>
    </style:style>
    <style:style style:name="T4" style:family="text">
      <style:text-properties fo:color="#00aa00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Monospace"/>
    </style:style>
    <style:style style:name="T6" style:family="text">
      <style:text-properties fo:font-size="9pt"/>
    </style:style>
    <style:style style:name="T7" style:family="text">
      <style:text-properties style:font-name-asian="Monospace"/>
    </style:style>
    <style:style style:name="T8" style:family="text">
      <style:text-properties style:font-size-asian="9pt"/>
    </style:style>
    <style:style style:name="T9" style:family="text">
      <style:text-properties style:font-name-complex="Monospace"/>
    </style:style>
    <style:style style:name="T10" style:family="text">
      <style:text-properties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ps to be filmed (checklist)</text:p>
      <text:p text:style-name="P2"/>
      <text:p text:style-name="P2">“start” display logo, attract screen? Should fade into intro</text:p>
      <text:p text:style-name="P2">“intro” sound of six barrel shooter, fade in, Brandon puts gun on table. Transitions to WAIT</text:p>
      <text:p text:style-name="P2">“wait” Brandon sits at table looks diligently at you. Eyes might wander a little bit.</text:p>
      <text:p text:style-name="P2">FH1_1 from WAIT position, brandon says something and returns to WAIT</text:p>
      <text:p text:style-name="P2">FH1_2</text:p>
      <text:p text:style-name="P2">FH1_3</text:p>
      <text:p text:style-name="P2">FH2_1 from WAIT brandon says something, returns to WAIT</text:p>
      <text:p text:style-name="P2">FSFH2_2</text:p>
      <text:p text:style-name="P2">FSFH2_3</text:p>
      <text:p text:style-name="P2">Bgoesfirst_1 WAIT to BprepareshootB (sitting down with gun to head)</text:p>
      <text:p text:style-name="P2">Bgoesfirst_2</text:p>
      <text:p text:style-name="P2">Bgoesfirst_3</text:p>
      <text:p text:style-name="P2">waitlean B stands with hands firmly against table</text:p>
      <text:p text:style-name="P2">*NEW sitdown WAITLEAN to WAIT</text:p>
      <text:p text:style-name="P2">NEW*standup WAIT to WAITLEAN</text:p>
      <text:p text:style-name="P2"/>
      <text:p text:style-name="P2">SH2/BshootsY (fine then) WAIT LEAN to FUCKYOU (do not cut here, keep filming into FY_1/2/3</text:p>
      <text:p text:style-name="P2">FY_1 SH2 to BprepareshootB </text:p>
      <text:p text:style-name="P2">FY_2</text:p>
      <text:p text:style-name="P2">FY_3</text:p>
      <text:p text:style-name="P2"/>
      <text:p text:style-name="P2">BprepareshootB (gun at head) transitions to BshootsB</text:p>
      <text:p text:style-name="P2">DH1_1 BprepareshootB to BshootsB</text:p>
      <text:p text:style-name="P2">DH1_2</text:p>
      <text:p text:style-name="P2">DH1_3</text:p>
      <text:p text:style-name="P2">BshootsB from BprepareshootB to Bdies or Blives YT</text:p>
      <text:p text:style-name="P2">youwin fades out from B dead at chair</text:p>
      <text:p text:style-name="P2">YT_1 from BshootsB to WAIT</text:p>
      <text:p text:style-name="P2">YT_2</text:p>
      <text:p text:style-name="P2">YT_3</text:p>
      <text:p text:style-name="P2">continue nothing needed (no fading)</text:p>
      <text:p text:style-name="P2">youlose nothing needed (no fading)</text:p>
      <text:p text:style-name="P2">SH1_1 from WAIT to WAITLEAN</text:p>
      <text:p text:style-name="P2">SH1_2</text:p>
      <text:p text:style-name="P2">SH1_3</text:p>
      <text:p text:style-name="P2">SH2 WAITLEAN to FUCKYOU (keep filming to BprepareshootB)</text:p>
      <text:p text:style-name="P2">lucky_1 from WAITLEAN to Bprepareshootself</text:p>
      <text:p text:style-name="P2">lucky_2 OR from WAIT to Bprepareshootself</text:p>
      <text:p text:style-name="P2">lucky_3</text:p>
      <text:p text:style-name="P2"/>
      <text:p text:style-name="P2">removed:</text:p>
      <text:p text:style-name="P2">FH3_1 from WAIT brandon says something, returns to WAITLEAN</text:p>
      <text:p text:style-name="P2">FH3_2</text:p>
      <text:p text:style-name="P2">FH3_3</text:p>
      <text:p text:style-name="P4"><text:span text:style-name="T2">FH4 from WAITLEAN to Bshootsyou</text:span></text:p>
      <text:p text:style-name="P4"><text:span text:style-name="T2"/></text:p>
      <text:p text:style-name="P4"><text:span text:style-name="T2">meclips:</text:span></text:p>
      <text:p text:style-name="P4"><text:span text:style-name="T2">handin (takes gun away)</text:span></text:p>
      <text:p text:style-name="P4"><text:span text:style-name="T2">handout (puts gun back)</text:span></text:p>
      <text:p text:style-name="P4"><text:span text:style-name="T2">blank patch (covers gun on table)</text:span></text:p>
      <text:p text:style-name="P4"><text:span text:style-name="T2">handscoverface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0T18:32:11</meta:creation-date>
    <dc:date>2010-01-20T23:33:53</dc:date>
    <meta:editing-duration>PT02H23M29S</meta:editing-duration>
    <meta:editing-cycles>6</meta:editing-cycles>
    <meta:generator>OpenOffice.org/3.0$Linux OpenOffice.org_project/300m15$Build-9379</meta:generator>
    <meta:document-statistic meta:table-count="0" meta:image-count="0" meta:object-count="0" meta:page-count="1" meta:paragraph-count="48" meta:word-count="228" meta:character-count="1412"/>
    <meta:user-defined meta:name="Info 1"/>
    <meta:user-defined meta:name="Info 2"/>
    <meta:user-defined meta:name="Info 3"/>
    <meta:user-defined meta:name="Info 4"/>
  </office:meta>
</office:document-meta>
</file>